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2.302cm" style:rel-column-width="8867*"/>
    </style:style>
    <style:style style:name="Table2.B" style:family="table-column">
      <style:table-column-properties style:column-width="1.138cm" style:rel-column-width="4382*"/>
    </style:style>
    <style:style style:name="Table2.C" style:family="table-column">
      <style:table-column-properties style:column-width="2.434cm" style:rel-column-width="9376*"/>
    </style:style>
    <style:style style:name="Table2.D" style:family="table-column">
      <style:table-column-properties style:column-width="11.139cm" style:rel-column-width="4291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C32" style:family="table-cell">
      <style:table-cell-properties style:vertical-align="" fo:padding="0.097cm" fo:border-left="0.002cm solid #000000" fo:border-right="none"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088c06"/>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1">
      <style:paragraph-properties fo:margin-left="2.501cm" fo:margin-right="0cm" fo:text-indent="-0.635cm" style:auto-text-indent="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able_20_Contents">
      <style:paragraph-properties fo:text-align="start" style:justify-single-word="false"/>
      <style:text-properties officeooo:rsid="0007c770" officeooo:paragraph-rsid="0007c770"/>
    </style:style>
    <style:style style:name="P15" style:family="paragraph" style:parent-style-name="Table_20_Contents">
      <style:paragraph-properties fo:text-align="start" style:justify-single-word="false"/>
      <style:text-properties officeooo:paragraph-rsid="000bf256"/>
    </style:style>
    <style:style style:name="T1" style:family="text">
      <style:text-properties officeooo:rsid="0005ed12"/>
    </style:style>
    <style:style style:name="T2" style:family="text">
      <style:text-properties officeooo:rsid="0007c770"/>
    </style:style>
    <style:style style:name="T3" style:family="text">
      <style:text-properties officeooo:rsid="00088c06"/>
    </style:style>
    <style:style style:name="T4" style:family="text">
      <style:text-properties officeooo:rsid="000a10cb"/>
    </style:style>
    <style:style style:name="T5" style:family="text">
      <style:text-properties officeooo:rsid="000bf25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D cyclinder</text:p>
      <text:p text:style-name="Standard"/>
      <text:h text:style-name="Heading_20_1" text:outline-level="1">Architecture</text:h>
      <text:p text:style-name="Standard">Components:</text:p>
      <text:list xml:id="list1919272289" text:style-name="L1">
        <text:list-item>
          <text:p text:style-name="P8">Propeller controller (@80MHz)</text:p>
        </text:list-item>
        <text:list-item>
          <text:p text:style-name="P8">LED grid – custom 16x8 with RGB LEDs, 8 bits per colour per pixel</text:p>
        </text:list-item>
        <text:list-item>
          <text:p text:style-name="P8">Nunchuck input controller for configuration</text:p>
        </text:list-item>
        <text:list-item>
          <text:p text:style-name="P8">LCD display for configuration</text:p>
        </text:list-item>
        <text:list-item>
          <text:p text:style-name="P8">Other hardware as required by processes, including:</text:p>
        </text:list-item>
        <text:list-item>
          <text:p text:style-name="P9">audio input, digitised</text:p>
        </text:list-item>
        <text:list-item>
          <text:p text:style-name="P9">audio output</text:p>
        </text:list-item>
        <text:list-item>
          <text:p text:style-name="P9">light sensor</text:p>
        </text:list-item>
        <text:list-item>
          <text:p text:style-name="P9">SD card reader</text:p>
        </text:list-item>
        <text:list-item>
          <text:p text:style-name="P9">ethernet connection</text:p>
        </text:list-item>
      </text:list>
      <text:h text:style-name="Heading_20_2" text:outline-level="2">IO Logical Map</text:h>
      <text:list xml:id="list1369704337" text:style-name="L2">
        <text:list-item>
          <text:p text:style-name="P10">LED grid will require <text:span text:style-name="T2">10</text:span> IO pins<text:span text:style-name="T2"> for driving TLC5940</text:span> + 2 pins for encoded row select. <text:span text:style-name="T2">6 more pins if additional driver chips are required, minus 1 for encoded row.</text:span></text:p>
        </text:list-item>
        <text:list-item>
          <text:p text:style-name="P10">2 channel A/D will require 4 IO pins – microphone/audio input, light level. Consider using A/D conversion capability of counter on propeller instead. Microphone is mono, but audio input is stereo and will require dual channels.</text:p>
        </text:list-item>
        <text:list-item>
          <text:p text:style-name="P10">2 pins for boot/serial connection</text:p>
        </text:list-item>
        <text:list-item>
          <text:p text:style-name="P10">2 pins for <text:span text:style-name="T2">i2c (</text:span>serial ROM, <text:span text:style-name="T4">nunchuck, LCD driver</text:span><text:span text:style-name="T2">)</text:span></text:p>
        </text:list-item>
        <text:list-item>
          <text:p text:style-name="P10">2 pins stereo output</text:p>
        </text:list-item>
        <text:list-item>
          <text:p text:style-name="P10">4 pins for ethernet chip (PropTCP library for driving ENC28J60 chip)</text:p>
        </text:list-item>
        <text:list-item>
          <text:p text:style-name="P10">? pins for SPI connection to SD card socket</text:p>
        </text:list-item>
      </text:list>
      <text:p text:style-name="P1">Total pins: 3<text:span text:style-name="T4">0</text:span> of 32 pins</text:p>
      <text:p text:style-name="P1">@todo: check LED driver connection logic, verify logic to drive it and pin requirement</text:p>
      <text:p text:style-name="P1">@todo: test driving LCD, determine if it can serial share. Borrow Arduino driver if necessary.</text:p>
      <text:h text:style-name="Heading_20_1" text:outline-level="1">Hardware</text:h>
      <text:p text:style-name="Standard">@todo: determine physical dimensions of LED cylinder</text:p>
      <text:p text:style-name="Standard">@todo: determine how cylinder will be mounted</text:p>
      <text:p text:style-name="Standard">@todo: determine how other hardware is mounted, and connections to controller board</text:p>
      <text:h text:style-name="Heading_20_2" text:outline-level="2">Physical I/O Port Map</text:h>
      <text:p text:style-name="P1">These are the physical pins allocated to dat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IO Port Bit</text:p>
          </table:table-cell>
          <table:table-cell table:style-name="Table2.A1" office:value-type="string">
            <text:p text:style-name="P7">Pin</text:p>
          </table:table-cell>
          <table:table-cell table:style-name="Table2.A1" office:value-type="string">
            <text:p text:style-name="P7">Purpose</text:p>
          </table:table-cell>
          <table:table-cell table:style-name="Table2.D1" office:value-type="string">
            <text:p text:style-name="P6">Description</text:p>
          </table:table-cell>
        </table:table-row>
        <table:table-row>
          <table:table-cell table:style-name="Table2.A2" office:value-type="float" office:value="0">
            <text:p text:style-name="P5">0</text:p>
          </table:table-cell>
          <table:table-cell table:style-name="Table2.A2" office:value-type="float" office:value="1">
            <text:p text:style-name="P5">1</text:p>
          </table:table-cell>
          <table:table-cell table:style-name="Table2.C2" office:value-type="string">
            <text:p text:style-name="P5"/>
          </table:table-cell>
          <table:table-cell table:style-name="Table2.D2" office:value-type="string">
            <text:p text:style-name="P14">LED grid BLANK</text:p>
          </table:table-cell>
        </table:table-row>
        <table:table-row>
          <table:table-cell table:style-name="Table2.A2" office:value-type="float" office:value="1">
            <text:p text:style-name="P5">1</text:p>
          </table:table-cell>
          <table:table-cell table:style-name="Table2.A2" office:value-type="float" office:value="2">
            <text:p text:style-name="P5">2</text:p>
          </table:table-cell>
          <table:table-cell table:style-name="Table2.C2" office:value-type="string">
            <text:p text:style-name="P5"/>
          </table:table-cell>
          <table:table-cell table:style-name="Table2.D2" office:value-type="string">
            <text:p text:style-name="P14">LED GSCLK</text:p>
          </table:table-cell>
        </table:table-row>
        <text:soft-page-break/>
        <table:table-row>
          <table:table-cell table:style-name="Table2.A2" office:value-type="float" office:value="2">
            <text:p text:style-name="P5">2</text:p>
          </table:table-cell>
          <table:table-cell table:style-name="Table2.A2" office:value-type="float" office:value="3">
            <text:p text:style-name="P5">3</text:p>
          </table:table-cell>
          <table:table-cell table:style-name="Table2.C2" office:value-type="string">
            <text:p text:style-name="P5"/>
          </table:table-cell>
          <table:table-cell table:style-name="Table2.D2" office:value-type="string">
            <text:p text:style-name="P14">LED XLAT</text:p>
          </table:table-cell>
        </table:table-row>
        <table:table-row>
          <table:table-cell table:style-name="Table2.A2" office:value-type="float" office:value="3">
            <text:p text:style-name="P5">3</text:p>
          </table:table-cell>
          <table:table-cell table:style-name="Table2.A2" office:value-type="float" office:value="4">
            <text:p text:style-name="P5">4</text:p>
          </table:table-cell>
          <table:table-cell table:style-name="Table2.C2" office:value-type="string">
            <text:p text:style-name="P5"/>
          </table:table-cell>
          <table:table-cell table:style-name="Table2.D2" office:value-type="string">
            <text:p text:style-name="P14">LED SCLK</text:p>
          </table:table-cell>
        </table:table-row>
        <table:table-row>
          <table:table-cell table:style-name="Table2.A2" office:value-type="float" office:value="4">
            <text:p text:style-name="P5">4</text:p>
          </table:table-cell>
          <table:table-cell table:style-name="Table2.A2" office:value-type="float" office:value="5">
            <text:p text:style-name="P5">5</text:p>
          </table:table-cell>
          <table:table-cell table:style-name="Table2.C2" office:value-type="string">
            <text:p text:style-name="P5"/>
          </table:table-cell>
          <table:table-cell table:style-name="Table2.D2" office:value-type="string">
            <text:p text:style-name="P14">LED SIN red top</text:p>
          </table:table-cell>
        </table:table-row>
        <table:table-row>
          <table:table-cell table:style-name="Table2.A2" office:value-type="float" office:value="5">
            <text:p text:style-name="P5">5</text:p>
          </table:table-cell>
          <table:table-cell table:style-name="Table2.A2" office:value-type="float" office:value="6">
            <text:p text:style-name="P5">6</text:p>
          </table:table-cell>
          <table:table-cell table:style-name="Table2.C2" office:value-type="string">
            <text:p text:style-name="P5"/>
          </table:table-cell>
          <table:table-cell table:style-name="Table2.D2" office:value-type="string">
            <text:p text:style-name="P14">LED SIN green top</text:p>
          </table:table-cell>
        </table:table-row>
        <table:table-row>
          <table:table-cell table:style-name="Table2.A2" office:value-type="float" office:value="6">
            <text:p text:style-name="P5">6</text:p>
          </table:table-cell>
          <table:table-cell table:style-name="Table2.A2" office:value-type="float" office:value="7">
            <text:p text:style-name="P5">7</text:p>
          </table:table-cell>
          <table:table-cell table:style-name="Table2.C2" office:value-type="string">
            <text:p text:style-name="P5"/>
          </table:table-cell>
          <table:table-cell table:style-name="Table2.D2" office:value-type="string">
            <text:p text:style-name="P14">LED SIN blue top</text:p>
          </table:table-cell>
        </table:table-row>
        <table:table-row>
          <table:table-cell table:style-name="Table2.A2" office:value-type="float" office:value="7">
            <text:p text:style-name="P5">7</text:p>
          </table:table-cell>
          <table:table-cell table:style-name="Table2.A2" office:value-type="float" office:value="8">
            <text:p text:style-name="P5">8</text:p>
          </table:table-cell>
          <table:table-cell table:style-name="Table2.C2" office:value-type="string">
            <text:p text:style-name="P5"/>
          </table:table-cell>
          <table:table-cell table:style-name="Table2.D2" office:value-type="string">
            <text:p text:style-name="P14">LED SIN red bottom</text:p>
          </table:table-cell>
        </table:table-row>
        <table:table-row>
          <table:table-cell table:style-name="Table2.A2" office:value-type="float" office:value="8">
            <text:p text:style-name="P5">8</text:p>
          </table:table-cell>
          <table:table-cell table:style-name="Table2.A2" office:value-type="float" office:value="13">
            <text:p text:style-name="P5">13</text:p>
          </table:table-cell>
          <table:table-cell table:style-name="Table2.C2" office:value-type="string">
            <text:p text:style-name="P5"/>
          </table:table-cell>
          <table:table-cell table:style-name="Table2.D2" office:value-type="string">
            <text:p text:style-name="P14">LED SIN green bottom</text:p>
          </table:table-cell>
        </table:table-row>
        <table:table-row>
          <table:table-cell table:style-name="Table2.A2" office:value-type="float" office:value="9">
            <text:p text:style-name="P5">9</text:p>
          </table:table-cell>
          <table:table-cell table:style-name="Table2.A2" office:value-type="float" office:value="14">
            <text:p text:style-name="P5">14</text:p>
          </table:table-cell>
          <table:table-cell table:style-name="Table2.C2" office:value-type="string">
            <text:p text:style-name="P5"/>
          </table:table-cell>
          <table:table-cell table:style-name="Table2.D2" office:value-type="string">
            <text:p text:style-name="P14">LED SIN blue bottom</text:p>
          </table:table-cell>
        </table:table-row>
        <table:table-row>
          <table:table-cell table:style-name="Table2.A2" office:value-type="float" office:value="10">
            <text:p text:style-name="P5">10</text:p>
          </table:table-cell>
          <table:table-cell table:style-name="Table2.A2" office:value-type="float" office:value="15">
            <text:p text:style-name="P5">15</text:p>
          </table:table-cell>
          <table:table-cell table:style-name="Table2.C2" office:value-type="string">
            <text:p text:style-name="P5"/>
          </table:table-cell>
          <table:table-cell table:style-name="Table2.D2" office:value-type="string">
            <text:p text:style-name="P14">LED row select 0</text:p>
          </table:table-cell>
        </table:table-row>
        <table:table-row>
          <table:table-cell table:style-name="Table2.A2" office:value-type="float" office:value="11">
            <text:p text:style-name="P5">11</text:p>
          </table:table-cell>
          <table:table-cell table:style-name="Table2.A2" office:value-type="float" office:value="16">
            <text:p text:style-name="P5">16</text:p>
          </table:table-cell>
          <table:table-cell table:style-name="Table2.C2" office:value-type="string">
            <text:p text:style-name="P5"/>
          </table:table-cell>
          <table:table-cell table:style-name="Table2.D2" office:value-type="string">
            <text:p text:style-name="P14">LED row select 1</text:p>
          </table:table-cell>
        </table:table-row>
        <table:table-row>
          <table:table-cell table:style-name="Table2.A2" office:value-type="float" office:value="12">
            <text:p text:style-name="P5">12</text:p>
          </table:table-cell>
          <table:table-cell table:style-name="Table2.A2" office:value-type="float" office:value="17">
            <text:p text:style-name="P5">17</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3">
            <text:p text:style-name="P5">13</text:p>
          </table:table-cell>
          <table:table-cell table:style-name="Table2.A2" office:value-type="float" office:value="18">
            <text:p text:style-name="P5">18</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4">
            <text:p text:style-name="P5">14</text:p>
          </table:table-cell>
          <table:table-cell table:style-name="Table2.A2" office:value-type="float" office:value="19">
            <text:p text:style-name="P5">19</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5">
            <text:p text:style-name="P5">15</text:p>
          </table:table-cell>
          <table:table-cell table:style-name="Table2.A2" office:value-type="float" office:value="20">
            <text:p text:style-name="P5">20</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6">
            <text:p text:style-name="P5">16</text:p>
          </table:table-cell>
          <table:table-cell table:style-name="Table2.A2" office:value-type="float" office:value="21">
            <text:p text:style-name="P5">21</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7">
            <text:p text:style-name="P5">17</text:p>
          </table:table-cell>
          <table:table-cell table:style-name="Table2.A2" office:value-type="float" office:value="22">
            <text:p text:style-name="P5">22</text:p>
          </table:table-cell>
          <table:table-cell table:style-name="Table2.C2" office:value-type="string">
            <text:p text:style-name="P5"/>
          </table:table-cell>
          <table:table-cell table:style-name="Table2.D2" office:value-type="string">
            <text:p text:style-name="P14">reserved</text:p>
          </table:table-cell>
        </table:table-row>
        <table:table-row>
          <table:table-cell table:style-name="Table2.A2" office:value-type="float" office:value="18">
            <text:p text:style-name="P5">18</text:p>
          </table:table-cell>
          <table:table-cell table:style-name="Table2.A2" office:value-type="float" office:value="23">
            <text:p text:style-name="P5">23</text:p>
          </table:table-cell>
          <table:table-cell table:style-name="Table2.C2" office:value-type="string">
            <text:p text:style-name="P5"/>
          </table:table-cell>
          <table:table-cell table:style-name="Table2.D2" office:value-type="string">
            <text:p text:style-name="P14">--</text:p>
          </table:table-cell>
        </table:table-row>
        <table:table-row>
          <table:table-cell table:style-name="Table2.A2" office:value-type="float" office:value="19">
            <text:p text:style-name="P5">19</text:p>
          </table:table-cell>
          <table:table-cell table:style-name="Table2.A2" office:value-type="float" office:value="24">
            <text:p text:style-name="P5">24</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0">
            <text:p text:style-name="P5">20</text:p>
          </table:table-cell>
          <table:table-cell table:style-name="Table2.A2" office:value-type="float" office:value="25">
            <text:p text:style-name="P5">25</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1">
            <text:p text:style-name="P5">21</text:p>
          </table:table-cell>
          <table:table-cell table:style-name="Table2.A2" office:value-type="float" office:value="26">
            <text:p text:style-name="P5">26</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2">
            <text:p text:style-name="P5">22</text:p>
          </table:table-cell>
          <table:table-cell table:style-name="Table2.A2" office:value-type="float" office:value="27">
            <text:p text:style-name="P5">27</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3">
            <text:p text:style-name="P5">23</text:p>
          </table:table-cell>
          <table:table-cell table:style-name="Table2.A2" office:value-type="float" office:value="28">
            <text:p text:style-name="P5">28</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4">
            <text:p text:style-name="P5">24</text:p>
          </table:table-cell>
          <table:table-cell table:style-name="Table2.A2" office:value-type="float" office:value="33">
            <text:p text:style-name="P5">33</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5">
            <text:p text:style-name="P5">25</text:p>
          </table:table-cell>
          <table:table-cell table:style-name="Table2.A2" office:value-type="float" office:value="34">
            <text:p text:style-name="P5">34</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6">
            <text:p text:style-name="P5">26</text:p>
          </table:table-cell>
          <table:table-cell table:style-name="Table2.A2" office:value-type="float" office:value="35">
            <text:p text:style-name="P5">35</text:p>
          </table:table-cell>
          <table:table-cell table:style-name="Table2.C2" office:value-type="string">
            <text:p text:style-name="P5"/>
          </table:table-cell>
          <table:table-cell table:style-name="Table2.D2" office:value-type="string">
            <text:p text:style-name="P4"/>
          </table:table-cell>
        </table:table-row>
        <table:table-row>
          <table:table-cell table:style-name="Table2.A2" office:value-type="float" office:value="27">
            <text:p text:style-name="P5">27</text:p>
          </table:table-cell>
          <table:table-cell table:style-name="Table2.A2" office:value-type="float" office:value="36">
            <text:p text:style-name="P5">36</text:p>
          </table:table-cell>
          <table:table-cell table:style-name="Table2.C2" office:value-type="string">
            <text:p text:style-name="P5"/>
          </table:table-cell>
          <table:table-cell table:style-name="Table2.D2" office:value-type="string">
            <text:p text:style-name="P15"><text:span text:style-name="T5">Blue test LED</text:span></text:p>
          </table:table-cell>
        </table:table-row>
        <table:table-row>
          <table:table-cell table:style-name="Table2.A2" office:value-type="float" office:value="28">
            <text:p text:style-name="P5">28</text:p>
          </table:table-cell>
          <table:table-cell table:style-name="Table2.A2" office:value-type="float" office:value="37">
            <text:p text:style-name="P5">37</text:p>
          </table:table-cell>
          <table:table-cell table:style-name="Table2.C2" table:number-rows-spanned="2" office:value-type="string">
            <text:p text:style-name="P7">I2C</text:p>
          </table:table-cell>
          <table:table-cell table:style-name="Table2.D2" office:value-type="string">
            <text:p text:style-name="P4">SCL - clock</text:p>
          </table:table-cell>
        </table:table-row>
        <table:table-row>
          <table:table-cell table:style-name="Table2.A2" office:value-type="float" office:value="29">
            <text:p text:style-name="P5">29</text:p>
          </table:table-cell>
          <table:table-cell table:style-name="Table2.A2" office:value-type="float" office:value="38">
            <text:p text:style-name="P5">38</text:p>
          </table:table-cell>
          <table:covered-table-cell/>
          <table:table-cell table:style-name="Table2.D2" office:value-type="string">
            <text:p text:style-name="P4">SDA - data</text:p>
          </table:table-cell>
        </table:table-row>
        <table:table-row>
          <table:table-cell table:style-name="Table2.A2" office:value-type="float" office:value="30">
            <text:p text:style-name="P5">30</text:p>
          </table:table-cell>
          <table:table-cell table:style-name="Table2.A2" office:value-type="float" office:value="39">
            <text:p text:style-name="P5">39</text:p>
          </table:table-cell>
          <table:table-cell table:style-name="Table2.C32" table:number-rows-spanned="2" office:value-type="string">
            <text:p text:style-name="P7">Serial</text:p>
          </table:table-cell>
          <table:table-cell table:style-name="Table2.D2" office:value-type="string">
            <text:p text:style-name="P4">Serial Tx</text:p>
          </table:table-cell>
        </table:table-row>
        <table:table-row>
          <table:table-cell table:style-name="Table2.A2" office:value-type="float" office:value="31">
            <text:p text:style-name="P5">31</text:p>
          </table:table-cell>
          <table:table-cell table:style-name="Table2.A2" office:value-type="float" office:value="40">
            <text:p text:style-name="P5">40</text:p>
          </table:table-cell>
          <table:covered-table-cell/>
          <table:table-cell table:style-name="Table2.D2" office:value-type="string">
            <text:p text:style-name="P4">Serial Rx</text:p>
          </table:table-cell>
        </table:table-row>
      </table:table>
      <text:p text:style-name="P1"/>
      <text:h text:style-name="Heading_20_1" text:outline-level="1">Control</text:h>
      <text:p text:style-name="Text_20_body">Cog0 is the control cog. It is responsible for:</text:p>
      <text:list xml:id="list523733766" text:style-name="L3">
        <text:list-item>
          <text:p text:style-name="P11">start-up</text:p>
        </text:list-item>
        <text:list-item>
          <text:p text:style-name="P11">allocating buffers for LED display, config command queue and LCD buffer and resources</text:p>
        </text:list-item>
        <text:list-item>
          <text:p text:style-name="P11">initiating processes for LED display, nunchuck and LCD</text:p>
        </text:list-item>
        <text:list-item>
          <text:p text:style-name="P11"><text:soft-page-break/>accepting config commands from Config process, and actioning them</text:p>
        </text:list-item>
        <text:list-item>
          <text:p text:style-name="P11">Process selection and scheduling in the absence of configuration</text:p>
        </text:list-item>
      </text:list>
      <text:h text:style-name="Heading_20_1" text:outline-level="1">Config</text:h>
      <text:p text:style-name="Text_20_body">2 cogs are used for configuration:</text:p>
      <text:list xml:id="list1083640793" text:style-name="L4">
        <text:list-item>
          <text:p text:style-name="P12">Input from the nunchuck.</text:p>
        </text:list-item>
        <text:list-item>
          <text:p text:style-name="P12">LCD management</text:p>
        </text:list-item>
      </text:list>
      <text:h text:style-name="Heading_20_2" text:outline-level="2">Nunchuck</text:h>
      <text:p text:style-name="Text_20_body">Nunchuck has two modes. One button (tbd) when pressed activates config mode. In this mode, the nunchuck uses the LCD to let the user choose options, particularly around processes. Sub-processes on other cogs may be used to support this (e.g. read files from SD card so user can pick an image). User selections are sent to the control process via the config command queue. These are then actioned by control.</text:p>
      <text:p text:style-name="Text_20_body">When not in config mode, raw nunchuck serial stream is stored in a rotating buffer, so that processes can use the nunchuck as a process input.</text:p>
      <text:h text:style-name="Heading_20_2" text:outline-level="2">LCD</text:h>
      <text:p text:style-name="Text_20_body">The LCD driver will reside in a cog and accept display commands. Commands have a source. The config process that is managed by the nunchuck process take precedence over process display on the LCD, so that in config mode the LCD may temporarily switch to displaying config information.</text:p>
      <text:p text:style-name="Text_20_body">When not in config mode, the LCD will execute display commands and serve as an output, or blank if there are no display commands.</text:p>
      <text:p text:style-name="P3"><text:span text:style-name="T3">The LCD display is HD44780 compatible. It requires 11 pins to drive. These are driven by an Atmel328P microcontroller that acts as an I2C slave. It accepts commands from the main controller over I2C, with instructions to write values to the display. </text:span><text:span text:style-name="T4">Commands sent to the LCD controller cog are sent via I2C to the secondary display controller.</text:span></text:p>
      <text:h text:style-name="Heading_20_1" text:outline-level="1">LED Driver</text:h>
      <text:h text:style-name="Heading_20_2" text:outline-level="2">Overview</text:h>
      <text:p text:style-name="Text_20_body">The LED cyclinder is a grid of 16x8 RGD common anode LEDs. Physically it is arranged as 16 vertical columns by 8 horizontal rows (wrapped around).</text:p>
      <text:p text:style-name="Text_20_body">Driving the columns are TLC5940 constant current LED drivers. Each TLC5940 is capable of driving 16 LED outputs. These outputs are connected to the columns of the cyclinder, with each TLC5940 driving a different colour. Note that each colour component has a different voltage drop and hence requiring slightly different adjustments per chip.</text:p>
      <text:p text:style-name="Text_20_body">Rows of the cylinder are multiplexed. The top 4 rows are driven by 3 TLC5940's, and the bottom 4 rows are driven by 3 more. Half of a 74HC139 dual 1-of-4 decoder is used to select one of the 4 top rows, and one of the 4 bottom rows. Hence two rows are displayed at any point in time. (1-of-8 decoding results in too low intensity on the LEDs) The LEDs may be overdriven since they are not on fully, in order to increase intensity. <text:span text:style-name="T1">LED supply for each 4 row group is provided by a TIP32 PNP power transistor. Rated at Ic 3A, each row when fully enabled will consume 1.44A assuming LEDs are overdriven to 30mA.</text:span></text:p>
      <text:p text:style-name="Text_20_body"><text:soft-page-break/>The TLC5940 devices are supplied at 5V. The Propeller is supplied at 3.3V, but output levels are sufficient to drive the TLC5940's directly.</text:p>
      <text:p text:style-name="Text_20_body">The software driving the LED cylinder runs on two cogs. The first cog handles a fast, constant rate PWM clock to all TLC5940's simultaneous. Since this device uses 12 bits for colour intensity, it takes 4096 PWM clocks to perform one complete PWM scan.</text:p>
      <text:p text:style-name="Text_20_body">The second cog takes care of outputting data to the TLC5940's. Data is clocked into the devices while the PWM cycle takes place, since the input shift register in the TLC5940 is independent of the PWM registers. The data loaded is always one row ahead of the data being driven on the LEDs: while the PWM cycle for row n is clocked out, data for row n+1 is being loaded. Once a row is loaded, the second cog waits for the PWM cog to complete it's full PWM scan, at which point the new data is latched, the new PWM scan begins, and the cycle repeats.</text:p>
      <text:p text:style-name="Text_20_body">The frame buffer data is stored in shared RAM on the propeller. For efficiency of access, pixel data is stored in 32-bit words, with the high 8 bits unused. Red, green and blue 8-bit values are stored in the next 3 bytes (red being most significant). Row 0 (top) is stored first, with each row occupying 16 32-bit words.</text:p>
      <text:p text:style-name="Text_20_body">Dual buffering may be considered if flickering is an issue.</text:p>
      <text:h text:style-name="Heading_20_2" text:outline-level="2">Timing</text:h>
      <text:p text:style-name="Text_20_body">Assumes Propeller max clock of 80MHz</text:p>
      <table:table table:name="Table1" table:style-name="Table1">
        <table:table-column table:style-name="Table1.A"/>
        <table:table-column table:style-name="Table1.B"/>
        <table:table-row>
          <table:table-cell table:style-name="Table1.A1" office:value-type="string">
            <text:p text:style-name="Table_20_Contents">Measure</text:p>
          </table:table-cell>
          <table:table-cell table:style-name="Table1.B1" office:value-type="string">
            <text:p text:style-name="Table_20_Contents">Value</text:p>
          </table:table-cell>
        </table:table-row>
        <table:table-row>
          <table:table-cell table:style-name="Table1.A2" office:value-type="string">
            <text:p text:style-name="Table_20_Contents">CPU clock cycle time</text:p>
          </table:table-cell>
          <table:table-cell table:style-name="Table1.B2" office:value-type="string">
            <text:p text:style-name="Table_20_Contents">130ns</text:p>
          </table:table-cell>
        </table:table-row>
        <table:table-row>
          <table:table-cell table:style-name="Table1.A2" office:value-type="string">
            <text:p text:style-name="Table_20_Contents">Min Instruction execution time (4 CPU clocks per instruction)</text:p>
          </table:table-cell>
          <table:table-cell table:style-name="Table1.B2" office:value-type="string">
            <text:p text:style-name="Table_20_Contents">520ns</text:p>
          </table:table-cell>
        </table:table-row>
        <table:table-row>
          <table:table-cell table:style-name="Table1.A2" office:value-type="string">
            <text:p text:style-name="Table_20_Contents">Min Instruction frequency</text:p>
          </table:table-cell>
          <table:table-cell table:style-name="Table1.B2" office:value-type="string">
            <text:p text:style-name="Table_20_Contents">20MHz</text:p>
          </table:table-cell>
        </table:table-row>
        <table:table-row>
          <table:table-cell table:style-name="Table1.A2" office:value-type="string">
            <text:p text:style-name="Table_20_Contents">Max GSCLK frequency</text:p>
          </table:table-cell>
          <table:table-cell table:style-name="Table1.B2" office:value-type="string">
            <text:p text:style-name="Table_20_Contents">30MHz</text:p>
          </table:table-cell>
        </table:table-row>
        <table:table-row>
          <table:table-cell table:style-name="Table1.A2" office:value-type="string">
            <text:p text:style-name="Table_20_Contents">GSCLK frequency given 3-instruction loop</text:p>
          </table:table-cell>
          <table:table-cell table:style-name="Table1.B2" office:value-type="string">
            <text:p text:style-name="Table_20_Contents">641KHz</text:p>
          </table:table-cell>
        </table:table-row>
        <table:table-row>
          <table:table-cell table:style-name="Table1.A2" office:value-type="string">
            <text:p text:style-name="Table_20_Contents">PWM cycle length (4096 clocks)</text:p>
          </table:table-cell>
          <table:table-cell table:style-name="Table1.B2" office:value-type="string">
            <text:p text:style-name="Table_20_Contents">6.3 ms</text:p>
          </table:table-cell>
        </table:table-row>
        <table:table-row>
          <table:table-cell table:style-name="Table1.A2" office:value-type="string">
            <text:p text:style-name="Table_20_Contents">Display data load cycle length (192 bits)</text:p>
          </table:table-cell>
          <table:table-cell table:style-name="Table1.B2" office:value-type="string">
            <text:p text:style-name="Table_20_Contents">Min 300 ms</text:p>
          </table:table-cell>
        </table:table-row>
        <table:table-row>
          <table:table-cell table:style-name="Table1.A2" office:value-type="string">
            <text:p text:style-name="Table_20_Contents">Percentage load to GSCLK cycle</text:p>
          </table:table-cell>
          <table:table-cell table:style-name="Table1.B2" office:value-type="string">
            <text:p text:style-name="Table_20_Contents"/>
          </table:table-cell>
        </table:table-row>
      </table:table>
      <text:p text:style-name="Text_20_body"/>
      <text:p text:style-name="P2">Some of these times may be invalid since the driver configuration and logic have been changed.</text:p>
      <text:h text:style-name="Heading_20_1" text:outline-level="1">Discrete Inputs</text:h>
      <text:p text:style-name="Text_20_body">There will be one or more objects that support discrete inputs, which include:</text:p>
      <text:list xml:id="list1643033918" text:style-name="L5">
        <text:list-item>
          <text:p text:style-name="P13">mono/stereo input</text:p>
        </text:list-item>
        <text:list-item>
          <text:p text:style-name="P13">microphone input</text:p>
        </text:list-item>
        <text:list-item>
          <text:p text:style-name="P13">light sensor</text:p>
        </text:list-item>
      </text:list>
      <text:p text:style-name="Text_20_body">The input process will read values from these devices and store current values in a buffer. Processes may operate on these values. When in use, the intent is to run A/D conversions at maximum speed, so additional processes like spectrum analysis can execute in another process in real time.</text:p>
      <text:p text:style-name="Text_20_body">The input process only feeds a currently running display process. It does not affect control or config processes.</text:p>
      <text:p text:style-name="Standard"><text:soft-page-break/>@todo Finalise the discrete inputs</text:p>
      <text:h text:style-name="Heading_20_1" text:outline-level="1">Processes</text:h>
      <text:p text:style-name="Standard">One cog allocated to currently running process (not including config process). Spare cogs can be used in support of main process.</text:p>
      <text:h text:style-name="Heading_20_2" text:outline-level="2">VU Meter</text:h>
      <text:p text:style-name="Text_20_body">This is a display process that continually reads spectrum analysis results, and displays these on columns of the LED cylinder. Supports colour shading.</text:p>
      <text:h text:style-name="Heading_20_2" text:outline-level="2">Patterns</text:h>
      <text:p text:style-name="Text_20_body">Various arbitrary pattern processes are possible.</text:p>
      <text:p text:style-name="Text_20_body">Wavey sea with colour</text:p>
      <text:p text:style-name="Text_20_body">Point swarms flowing in a direction, or back</text:p>
      <text:p text:style-name="Text_20_body">Think about angular based algorithms instead of polar.</text:p>
      <text:p text:style-name="Text_20_body">Paint dripping or washing down. Starts at the top swirls down.</text:p>
      <text:p text:style-name="Text_20_body">@todo investigate algorithms for display of moving patterns, e.g. audio player or swarm patterns.</text:p>
      <text:h text:style-name="Heading_20_2" text:outline-level="2">Games</text:h>
      <text:p text:style-name="Text_20_body">Games are possible. Think tetris. Using colour selection. Using nunchuck as input.</text:p>
      <text:p text:style-name="Text_20_body">@todo: come up with some specifics.</text:p>
      <text:h text:style-name="Heading_20_2" text:outline-level="2">Spectrum Analysis</text:h>
      <text:p text:style-name="Text_20_body">This is a service process. It reads data from input process (e.g. audio) and performs a spectrum analysis, depositing results in a bu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meta:initial-creator>
    <meta:creation-date>2010-08-31T22:02:56</meta:creation-date>
    <dc:date>2010-11-28T18:32:25</dc:date>
    <dc:creator>mark </dc:creator>
    <meta:editing-duration>PT11H37M38S</meta:editing-duration>
    <meta:editing-cycles>12</meta:editing-cycles>
    <meta:generator>OpenOffice.org/3.2$Unix OpenOffice.org_project/320m19$Build-9505</meta:generator>
    <meta:document-statistic meta:table-count="2" meta:image-count="0" meta:object-count="0" meta:page-count="5" meta:paragraph-count="196" meta:word-count="1436" meta:character-count="7960"/>
  </office:meta>
</office:document-meta>
</file>